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751" officeooo:paragraph-rsid="000b0751"/>
    </style:style>
    <style:style style:name="P2" style:family="paragraph" style:parent-style-name="Standard">
      <style:text-properties fo:font-weight="bold" officeooo:rsid="000b0751" officeooo:paragraph-rsid="000b075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b0751" officeooo:paragraph-rsid="000b075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tyle="italic" officeooo:rsid="000b0751" officeooo:paragraph-rsid="000b0751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iliser SASS et SCSS</text:p>
      <text:p text:style-name="P1"/>
      <text:p text:style-name="P1">Avant toute chose, télécharger node.js qui donne accès à node package manager</text:p>
      <text:p text:style-name="P1"/>
      <text:p text:style-name="P1">Ensuite ouvrir un terminal et taper la commande suivante</text:p>
      <text:p text:style-name="P1"/>
      <text:p text:style-name="P2">Windows :</text:p>
      <text:p text:style-name="P1"/>
      <text:p text:style-name="P1">npm -g install sass</text:p>
      <text:p text:style-name="P1"/>
      <text:p text:style-name="P2">Ubuntu</text:p>
      <text:p text:style-name="P2"/>
      <text:p text:style-name="P1">sudo npm –locate=global install sass</text:p>
      <text:p text:style-name="P1"/>
      <text:p text:style-name="P4">Créer un ficher CSS à partir d’un SASS ou SCSS</text:p>
      <text:p text:style-name="P1"/>
      <text:p text:style-name="P1">sass scss/test.scss css/style.css</text:p>
      <text:p text:style-name="P1">→ changer le nom de dossier et le nom de fichier en fonction de ce que tu as mis</text:p>
      <text:p text:style-name="P1"/>
      <text:p text:style-name="P4">Faire en sorte que les modifications du SASS ou SCSS atterissent automatiquement sur le css</text:p>
      <text:p text:style-name="P1"/>
      <text:p text:style-name="P1">sass –watch scss/test.scss css/style.css</text:p>
      <text:p text:style-name="P1"/>
      <text:p text:style-name="P1"><text:span text:style-name="T1">tips : </text:span>sur le terminal de commande : la fleche du haut ramène sur la dernière ligne de commande écrite</text:p>
      <text:p text:style-name="P1">→ changer le nom de dossier et le nom de fichier en fonction de ce que tu as m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2:34:40.412592241</meta:creation-date>
    <dc:date>2022-06-10T01:08:07.257743968</dc:date>
    <meta:editing-duration>PT12H23M16S</meta:editing-duration>
    <meta:editing-cycles>1</meta:editing-cycles>
    <meta:document-statistic meta:table-count="0" meta:image-count="0" meta:object-count="0" meta:page-count="1" meta:paragraph-count="14" meta:word-count="127" meta:character-count="696" meta:non-whitespace-character-count="583"/>
    <meta:generator>LibreOffice/6.4.7.2$Linux_X86_64 LibreOffice_project/40$Build-2</meta:generator>
  </office:meta>
</office:document-meta>
</file>